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style:font-name="Times New Roman" fo:font-size="11pt" fo:font-weight="normal" style:font-size-asian="11pt" style:font-weight-asian="normal" style:font-size-complex="11pt" style:font-weight-complex="normal"/>
    </style:style>
    <style:style style:name="P3" style:family="paragraph" style:parent-style-name="Standard">
      <style:paragraph-properties fo:text-align="start" style:justify-single-word="false"/>
      <style:text-properties style:font-name="Times New Roman" fo:font-size="11pt" style:font-size-asian="11pt" style:font-size-complex="11pt"/>
    </style:style>
    <style:style style:name="P4" style:family="paragraph" style:parent-style-name="Standard">
      <style:paragraph-properties fo:margin-top="0.111in" fo:margin-bottom="0in" fo:text-align="start" style:justify-single-word="false"/>
      <style:text-properties style:font-name="Times New Roman" fo:font-size="11pt" style:font-size-asian="11pt" style:font-size-complex="11pt"/>
    </style:style>
    <style:style style:name="P5" style:family="paragraph" style:parent-style-name="Body">
      <style:paragraph-properties fo:text-align="start" style:justify-single-word="false"/>
      <style:text-properties style:font-name="Times New Roman" fo:font-size="11pt" fo:font-weight="normal" style:font-size-asian="11pt" style:font-weight-asian="normal" style:font-size-complex="11pt" style:font-weight-complex="normal"/>
    </style:style>
    <style:style style:name="T1" style:family="text">
      <style:text-properties fo:language="en" fo:country="US"/>
    </style:style>
    <style:style style:name="T2" style:family="text">
      <style:text-properties fo:language="en" fo:country="US" style:text-underline-style="solid" style:text-underline-width="auto" style:text-underline-color="#000000"/>
    </style:style>
    <style:style style:name="T3" style:family="text">
      <style:text-properties fo:language="en" fo:country="US" fo:font-weight="normal" style:font-weight-asian="normal" style:font-weight-complex="normal"/>
    </style:style>
    <style:style style:name="T4" style:family="text">
      <style:text-properties fo:language="en" fo:country="US" fo:font-weight="bold" style:font-weight-asian="bold" style:font-weight-complex="bold"/>
    </style:style>
    <style:style style:name="T5" style:family="text">
      <style:text-properties fo:color="#000000" fo:language="en" fo:country="US" style:font-name-complex="Calibri1"/>
    </style:style>
    <style:style style:name="T6" style:family="text">
      <style:text-properties fo:color="#000000" fo:language="en" fo:country="US" fo:font-weight="normal" style:font-weight-asian="normal" style:font-name-complex="Calibri1" style:font-weight-complex="normal"/>
    </style:style>
    <style:style style:name="T7" style:family="text">
      <style:text-properties fo:color="#ff0000"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ext:span text:style-name="T1">I come from a </text:span><text:bookmark-start text:name="Bookmark"/><text:span text:style-name="T1">close-knit </text:span><text:bookmark-end text:name="Bookmark"/><text:span text:style-name="T1">Indian family of naturopathic healers. My great-grandfather was a monk whose motto was “Service before Self”. He spent his life researching and developing cures using natural practices </text:span>to serve the needy<text:span text:style-name="T1">. Since childhood, I was greatly inspired by him as I spent my birthdays at orphanages and old-age homes, sharing food and serving the community. I have gained my values and built my character through service, and I am determined to continue my family’s legacy and be a role model to the younger generation by evolving this service-based practice with evidence-based methods and medicine. My long-term goal is to become a skilled and renowned dental surgeon and offer my services to those who need it the most in society. I am also eager to explore and research on alternative treatment options based on Ayurveda and ancient techniques like oil-pulling and tongue-scraping that may supplement dental treatment and inculcate a more holistic approach to oral healthcare.</text:span></text:p>
      <text:p text:style-name="P2"><text:span text:style-name="T1"/></text:p>
      <text:p text:style-name="P5"><text:span text:style-name="T1">I completed my Bachelor of Dental Surgery from Rajasthan University of Health, India because I have always been passionate about improving oral and dental health. As a dentist, the opportunity to ease patients in pain and help them through recovery has brought me immense satisfaction. In dental school, a tobacco-addicted teenage girl with stained teeth and a hesitant smile visited me. I started counseling her about tobacco cessation and treated her with in-office bleaching. I was able to restore her aesthetic smile and self-confidence. Thrilled, she and her parents thanked me earnestly, not only for the dental treatment, but also for her reduction in tobacco consumption. I was bestowed the state’s highest academic honor, </text:span><text:span text:style-name="T2">give the name of the honor here</text:span><text:span text:style-name="T1">. Alongside my academic pursuits, I cultivated leadership skills and was heavily involved in social work by actively participating in NGOs ranging from animal protection, educating children of daily wage earners, and organizing tree plantation and cleanliness drives. </text:span></text:p>
      <text:p text:style-name="P4"><text:span text:style-name="T1">To learn how to bring a change at a larger scale, I pursued a Master’s in Public Health degree at Emory University, in Atlanta, Georgia. I </text:span>joined a tobacco research team and engaged in qualitative and quantitative research methods to explore tobacco and substance use in adults. <text:span text:style-name="T3">I wrote my graduate thesis on the reasons for current, potential and discontinued hookah use among college students. Emory gave me a platform to enhance my knowledge of community health and development as I collaborated with great minds. I was involved in a wide variety of projects, including designing a program to expand diabetic telehealth services in Atlanta, and receiving a $5,000 grant from the Atlanta Clinical &amp; Translational Science Institute via the NIH. As a Process Improvement Intern, at the Department of Anesthesiology, Emory University Hospital, I recommended installing energy-saving lights and automated power controls that would detect room occupancy, alter room temperature and ambient lights, and eventually save us nearly $30,000 annually. I was also the student representative of the department of Global Health, where I advocated for students’ needs, and organized social events and provided guidance and assistance to international students. <text:s/>In recognition of my efforts, Emory awarded me with the University wide International Community Impact Award.</text:span></text:p>
      <text:p text:style-name="P4"><text:span text:style-name="T3">It is said that if you truly want something, the universe conspires in helping you to achieve it. I appeared for the National Boards Dental Examination and cleared Part 1 when I was 7 months pregnant and Part 2 when my son was 2 months old (</text:span><text:span text:style-name="T4">Was this in India? If it was, mention “I traveled back to India and appeared for the National Boards.....”)</text:span><text:span text:style-name="T3">. During the pandemic, I travelled to India with my family and with the unwavering support of my mother and husband, I am currently working in a government hospital in the state of Assam, India. I have been practicing root canal treatments, veneers, extractions and assisting in mucogingival and implant surgeries along with orthodontic and pediatric procedures. </text:span><text:span text:style-name="T4">(This is a fantastic story, I may have messed up the timeline, but I think they will LOVE reading about how you pursued this passion through pregnancy, travel, and a worldwide pandemic).</text:span></text:p>
      <text:p text:style-name="P4"><text:span text:style-name="T3"/></text:p>
      <text:p text:style-name="P4"><text:span text:style-name="T3"/></text:p>
      <text:p text:style-name="P4"><text:span text:style-name="T3"/></text:p>
      <text:p text:style-name="P4"><text:span text:style-name="T3"/></text:p>
      <text:p text:style-name="P3"><text:span text:style-name="T7">(1/3) For pediatric residency</text:span></text:p>
      <text:p text:style-name="P3"><text:soft-page-break/><text:span text:style-name="T1">I believe preventive pediatric education </text:span><text:span text:style-name="T5">is key to improving oral health care across communities</text:span><text:span text:style-name="T1">. My interest in pediatric dentistry is long-standing, and motherhood has only reinforced my desire towards it because it allows me to connect with and practice effective communication strategies with children. After becoming a pediatric dentist, I would like to establish relationships with daycares and elementary schools in under-represented communities and spread awareness about effective oral hygiene measures. After observing pediatric dentists and consulting with them, I feel a pediatric residency will be a logical extension of my academic pursuits and values towards achieving my objectives. At the residency program, I would be excited to investigate the effectiveness of different pediatric treatments.</text:span></text:p>
      <text:p text:style-name="P3"><text:span text:style-name="T1"><text:line-break/>.</text:span><text:span text:style-name="T7">(2/3) For orthodontic residency</text:span></text:p>
      <text:p text:style-name="P3"><text:span text:style-name="T1">I believe preventative care </text:span><text:span text:style-name="T5">is key to improving oral health care across communities</text:span><text:span text:style-name="T1">. My interest in orthodontic dentistry is long standing. In dental school and during my practice at the hospital, I gained experience of procedures like bonding brackets, placing fixed and removable retainers, and activating appliances. and I have seen my patient’s faces cheer up after the “debonding” appointments. As an orthodontist, I hope to establish a liaison with day cares and elementary schools to spread awareness about the importance of an effective oral hygiene regimen, especially in underrepresented communities. After observing orthodontists and consulting with them, I feel an orthodontic residency will be a logical extension of my academic pursuits and a major step towards achieving my objectives. At the residency program, I would be excited to investigate the effectiveness of different pediatric treatments.<text:line-break/><text:line-break/></text:span></text:p>
      <text:p text:style-name="P3"><text:span text:style-name="T7">(3/3) For periodontic residency</text:span></text:p>
      <text:p text:style-name="P4"><text:span text:style-name="T3">I believe preventative care </text:span><text:span text:style-name="T6">is key to improving oral health care across communities</text:span><text:span text:style-name="T3">. My interest for periodontic dentistry is long standing. In dental school and currently at the hospital, I have assisted soft tissue grafting, sinus lift procedures, ridge and sinus augmentations, and implant placements. As a periodontist, I aim to treat patients with minimally invasive surgical therapies and offer a less painful treatment using lasers. I plan to establish a liaison with colleges and elder-care centers to spread awareness especially in underprivileged communities. After observing periodontists and consulting with them, I feel a periodontic residency will be a logical extension of my academic pursuits and a major step towards achieving my objectives. At the residency program, I would be excited to investigate the effectiveness of different pediatric treatments.<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ody" style:family="paragraph" style:default-outline-level="" style:list-style-name="">
      <style:paragraph-properties fo:orphans="2" fo:widows="2" fo:padding="0in" fo:border="none" style:writing-mode="lr-tb"/>
      <style:text-properties fo:color="#000000" style:font-name="Calibri" fo:language="en" fo:country="US" style:text-underline-style="none" style:font-name-asian="Arial Unicode MS" style:font-name-complex="Arial Unicode M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thew Masters</meta:initial-creator>
    <meta:creation-date>2021-06-26T12:19:48.34</meta:creation-date>
    <dc:date>2021-06-26T13:00:54.05</dc:date>
    <dc:creator>Matthew Masters</dc:creator>
    <meta:editing-duration>PT9M33S</meta:editing-duration>
    <meta:editing-cycles>3</meta:editing-cycles>
    <meta:generator>OpenOffice/4.1.7$Win32 OpenOffice.org_project/417m1$Build-9800</meta:generator>
    <meta:document-statistic meta:table-count="0" meta:image-count="0" meta:object-count="0" meta:page-count="2" meta:paragraph-count="10" meta:word-count="1070" meta:character-count="6973"/>
  </office:meta>
</office:document-meta>
</file>